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002cm" table:align="margins" style:writing-mode="lr-tb"/>
    </style:style>
    <style:style style:name="Tabelle2.A" style:family="table-column">
      <style:table-column-properties style:column-width="16.002cm" style:rel-column-width="65535*"/>
    </style:style>
    <style:style style:name="Tabelle2.A1" style:family="table-cell">
      <style:table-cell-properties fo:background-color="#83caff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002cm" table:align="margins" style:writing-mode="lr-tb"/>
    </style:style>
    <style:style style:name="Tabelle3.A" style:family="table-column">
      <style:table-column-properties style:column-width="16.002cm" style:rel-column-width="65535*"/>
    </style:style>
    <style:style style:name="Tabelle3.A1" style:family="table-cell">
      <style:table-cell-properties fo:background-color="#83caf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Standard">
      <style:text-properties officeooo:paragraph-rsid="001c71ef"/>
    </style:style>
    <style:style style:name="P4" style:family="paragraph" style:parent-style-name="Heading_20_1">
      <style:text-properties officeooo:rsid="001a8ae4"/>
    </style:style>
    <style:style style:name="P5" style:family="paragraph" style:parent-style-name="Heading_20_1">
      <style:text-properties officeooo:rsid="001a8ae4" officeooo:paragraph-rsid="001a8ae4"/>
    </style:style>
    <style:style style:name="P6" style:family="paragraph" style:parent-style-name="Standard" style:list-style-name="WWNum2">
      <style:paragraph-properties fo:text-align="start" style:justify-single-word="false" style:text-autospace="none"/>
      <style:text-properties style:font-name="Calibri1" fo:font-size="10pt" fo:font-weight="bold" officeooo:paragraph-rsid="001c71ef" style:font-name-asian="Arial1" style:font-size-asian="10pt" style:font-weight-asian="bold" style:font-name-complex="Arial1" style:font-size-complex="10pt" style:font-weight-complex="bold"/>
    </style:style>
    <style:style style:name="P7" style:family="paragraph" style:parent-style-name="Standard" style:list-style-name="WWNum2">
      <style:paragraph-properties fo:text-align="start" style:justify-single-word="false" style:text-autospace="none"/>
      <style:text-properties style:font-name="Calibri1" fo:font-size="10pt" officeooo:paragraph-rsid="001b0646" style:font-name-asian="Arial1" style:font-size-asian="10pt" style:font-name-complex="Arial1" style:font-size-complex="10pt"/>
    </style:style>
    <style:style style:name="P8" style:family="paragraph" style:parent-style-name="Standard" style:list-style-name="WWNum2">
      <style:paragraph-properties fo:text-align="start" style:justify-single-word="false" style:text-autospace="none"/>
      <style:text-properties style:font-name="Calibri1" fo:font-size="10pt" officeooo:paragraph-rsid="001c71ef" style:font-name-asian="Arial1" style:font-size-asian="10pt" style:font-name-complex="Arial1" style:font-size-complex="10pt"/>
    </style:style>
    <style:style style:name="P9" style:family="paragraph" style:parent-style-name="Standard" style:list-style-name="WWNum2">
      <style:paragraph-properties fo:text-align="start" style:justify-single-word="false" style:text-autospace="none"/>
      <style:text-properties style:font-name="Calibri1" fo:font-size="10pt" fo:font-weight="normal" officeooo:rsid="0005567b" officeooo:paragraph-rsid="001c71ef" style:font-name-asian="Arial1" style:font-size-asian="10pt" style:font-weight-asian="normal" style:font-name-complex="Arial1" style:font-size-complex="10pt" style:font-weight-complex="normal"/>
    </style:style>
    <style:style style:name="P10" style:family="paragraph" style:parent-style-name="Standard" style:list-style-name="WWNum2">
      <style:paragraph-properties fo:text-align="start" style:justify-single-word="false" style:text-autospace="none"/>
      <style:text-properties style:font-name="Calibri1" fo:font-size="10pt" fo:font-weight="normal" officeooo:rsid="001c71ef" officeooo:paragraph-rsid="001c71ef" style:font-name-asian="Arial1" style:font-size-asian="10pt" style:font-weight-asian="normal" style:font-name-complex="Arial1" style:font-size-complex="10pt" style:font-weight-complex="normal"/>
    </style:style>
    <style:style style:name="P11" style:family="paragraph" style:parent-style-name="Standard" style:list-style-name="WWNum2">
      <style:paragraph-properties fo:margin-top="0cm" fo:margin-bottom="0cm" style:contextual-spacing="false"/>
      <style:text-properties style:font-name="Calibri1" fo:font-size="11pt" fo:font-weight="bold" officeooo:rsid="001c71ef" officeooo:paragraph-rsid="001c71ef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Title" style:master-page-name="Standard">
      <style:paragraph-properties style:page-number="auto"/>
      <style:text-properties officeooo:rsid="001a8ae4" officeooo:paragraph-rsid="001a8ae4"/>
    </style:style>
    <style:style style:name="T1" style:family="text">
      <style:text-properties fo:font-weight="normal" officeooo:rsid="00076fc4" style:font-weight-asian="normal" style:font-weight-complex="normal"/>
    </style:style>
    <style:style style:name="T2" style:family="text">
      <style:text-properties fo:font-weight="normal" officeooo:rsid="001c71ef" style:font-weight-asian="normal" style:font-weight-complex="normal"/>
    </style:style>
    <style:style style:name="T3" style:family="text">
      <style:text-properties fo:font-weight="normal" officeooo:rsid="001dc782" style:font-weight-asian="normal" style:font-weight-complex="normal"/>
    </style:style>
    <style:style style:name="T4" style:family="text">
      <style:text-properties fo:font-weight="normal" officeooo:rsid="001ddf5e" style:font-weight-asian="normal" style:font-weight-complex="normal"/>
    </style:style>
    <style:style style:name="T5" style:family="text">
      <style:text-properties officeooo:rsid="001c71e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71ef" style:font-weight-asian="bold" style:font-weight-complex="bold"/>
    </style:style>
    <style:style style:name="T8" style:family="text">
      <style:text-properties officeooo:rsid="001dd3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ystem<text:span text:style-name="T5">operations</text:span>verträge</text:p>
      <text:h text:style-name="P5" text:outline-level="1"><text:bookmark-start text:name="__RefHeading__140_79155634"/>Hinauf bewegen<text:bookmark-end text:name="__RefHeading__140_79155634"/></text:h>
      <table:table table:name="Tabelle2" table:style-name="Tabelle2">
        <table:table-column table:style-name="Tabelle2.A"/>
        <table:table-row>
          <table:table-cell table:style-name="Tabelle2.A1" office:value-type="string">
            <text:list xml:id="list30158668" text:style-name="WWNum2">
              <text:list-item>
                <text:p text:style-name="P11">Contract CO1: hinaufBewegen</text:p>
              </text:list-item>
            </text:list>
          </table:table-cell>
        </table:table-row>
        <table:table-row>
          <table:table-cell table:style-name="Tabelle2.A2" office:value-type="string">
            <text:list xml:id="list30183318" text:continue-numbering="true" text:style-name="WWNum2">
              <text:list-item>
                <text:p text:style-name="P7"><text:span text:style-name="T7">Operation</text:span><text:span text:style-name="T6">: </text:span><text:span text:style-name="T7">hinaufBewegen()</text:span></text:p>
              </text:list-item>
              <text:list-item>
                <text:p text:style-name="P7"><text:span text:style-name="T7">Querverweis</text:span><text:span text:style-name="T6">: </text:span><text:span text:style-name="T7">UseCases: UA Schiff Bewegen</text:span></text:p>
              </text:list-item>
              <text:list-item>
                <text:p text:style-name="P8"><text:span text:style-name="T7">Vorbedinungen</text:span><text:span text:style-name="T6">: </text:span><text:span text:style-name="T2">Das Spiel wurde gestartet siehe UseCases: M</text:span><text:span text:style-name="T3">A</text:span><text:span text:style-name="T2"> Spiel </text:span><text:span text:style-name="T4">S</text:span><text:span text:style-name="T2">tarten</text:span></text:p>
              </text:list-item>
              <text:list-item>
                <text:p text:style-name="P6">Nachbedingungen: </text:p>
              </text:list-item>
              <text:list-item>
                <text:p text:style-name="P9">Das Schiff verändert seine Position wie erwartet auf Grund der Spielsteuerung. </text:p>
              </text:list-item>
              <text:list-item>
                <text:p text:style-name="P8"><text:span text:style-name="T2">T</text:span><text:span text:style-name="T1">rif</text:span><text:span text:style-name="T2">ft es <text:s/></text:span><text:span text:style-name="T1">dabei </text:span><text:span text:style-name="T2">auf ein </text:span><text:span text:style-name="T1">Hinderniss </text:span><text:span text:style-name="T2">, einen Gegner oder auf einen feindlichen Schuss,</text:span></text:p>
              </text:list-item>
              <text:list-item>
                <text:p text:style-name="P10"><text:s/>so verliert es Lebensenergie.</text:p>
              </text:list-item>
              <text:list-item>
                <text:p text:style-name="P10">Ist die letze Lebensenergie aufgebraucht so wird das Schiff zerstört, das Spiel wird beendet und der Benutzer</text:p>
              </text:list-item>
              <text:list-item>
                <text:p text:style-name="P10">auf den Namenseingabe Bildschirm für die Highscore Tabelle weitergeleitet.</text:p>
              </text:list-item>
            </text:list>
          </table:table-cell>
        </table:table-row>
      </table:table>
      <text:h text:style-name="P4" text:outline-level="1">Message</text:h>
      <table:table table:name="Tabelle3" table:style-name="Tabelle3">
        <table:table-column table:style-name="Tabelle3.A"/>
        <table:table-row>
          <table:table-cell table:style-name="Tabelle3.A1" office:value-type="string">
            <text:list xml:id="list30157871" text:continue-numbering="true" text:style-name="WWNum2">
              <text:list-item>
                <text:p text:style-name="P11">Contract CO<text:span text:style-name="T8">2</text:span>: Message</text:p>
              </text:list-item>
            </text:list>
          </table:table-cell>
        </table:table-row>
        <table:table-row>
          <table:table-cell table:style-name="Tabelle3.A2" office:value-type="string">
            <text:list xml:id="list30161645" text:continue-numbering="true" text:style-name="WWNum2">
              <text:list-item>
                <text:p text:style-name="P8"><text:span text:style-name="T7">Operation</text:span><text:span text:style-name="T6">: </text:span><text:span text:style-name="T7">message()</text:span></text:p>
              </text:list-item>
              <text:list-item>
                <text:p text:style-name="P8"><text:span text:style-name="T7">Querverweis</text:span><text:span text:style-name="T6">: </text:span><text:span text:style-name="T7">Keine</text:span></text:p>
              </text:list-item>
              <text:list-item>
                <text:p text:style-name="P8"><text:span text:style-name="T7">Vorbedinungen</text:span><text:span text:style-name="T6">: </text:span><text:span text:style-name="T2">Das Spiel wurde gestartet siehe UseCases: M</text:span><text:span text:style-name="T3">A</text:span><text:span text:style-name="T2"> Spiel </text:span><text:span text:style-name="T4">S</text:span><text:span text:style-name="T2">tarten</text:span></text:p>
              </text:list-item>
              <text:list-item>
                <text:p text:style-name="P6">Nachbedingungen: </text:p>
              </text:list-item>
              <text:list-item>
                <text:p text:style-name="P9">Das Schiff verändert seine Position wie erwartet auf Grund der Spielsteuerung. </text:p>
              </text:list-item>
              <text:list-item>
                <text:p text:style-name="P8"><text:span text:style-name="T2">T</text:span><text:span text:style-name="T1">rif</text:span><text:span text:style-name="T2">ft es <text:s/></text:span><text:span text:style-name="T1">dabei </text:span><text:span text:style-name="T2">auf ein </text:span><text:span text:style-name="T1">Hinderniss </text:span><text:span text:style-name="T2">, einen Gegner oder auf einen feindlichen Schuss,</text:span></text:p>
              </text:list-item>
              <text:list-item>
                <text:p text:style-name="P10"><text:s/>so verliert es Lebensenergie.</text:p>
              </text:list-item>
              <text:list-item>
                <text:p text:style-name="P10">Ist die letze Lebensenergie aufgebraucht so wird das Schiff zerstört, das Spiel wird beendet und der Benutzer</text:p>
              </text:list-item>
              <text:list-item>
                <text:p text:style-name="P10">auf den Namenseingabe Bildschirm für die Highscore Tabelle weitergeleitet.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5</meta:editing-cycles>
    <meta:creation-date>2012-09-24T08:02:00</meta:creation-date>
    <dc:date>2012-10-23T10:03:15.13</dc:date>
    <meta:editing-duration>PT3M57S</meta:editing-duration>
    <meta:generator>LibreOffice/3.6$Windows_x86 LibreOffice_project/e29a214-2bbed72-0621de6-a97528c-8f066d</meta:generator>
    <meta:document-statistic meta:table-count="3" meta:image-count="0" meta:object-count="0" meta:page-count="1" meta:paragraph-count="28" meta:word-count="172" meta:character-count="1281" meta:non-whitespace-character-count="1124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